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b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Cycly Rotate the Array</text:span></text:p>
      <text:p text:style-name="Standard">#include &lt;iostream&gt;</text:p>
      <text:p text:style-name="Standard">using namespace std;</text:p>
      <text:p text:style-name="Standard">void rotate(int arr[], int n)</text:p>
      <text:p text:style-name="Standard">{</text:p>
      <text:p text:style-name="Standard"><text:tab/>int i = 0, j = n - 1;</text:p>
      <text:p text:style-name="Standard"><text:tab/>while (i != j) {</text:p>
      <text:p text:style-name="Standard"><text:tab/><text:tab/>swap(arr[i], arr[j]);</text:p>
      <text:p text:style-name="Standard"><text:tab/><text:tab/>i++;</text:p>
      <text:p text:style-name="Standard"><text:tab/>}</text:p>
      <text:p text:style-name="Standard">}</text:p>
      <text:p text:style-name="Standard"/>
      <text:p text:style-name="Standard">int main()</text:p>
      <text:p text:style-name="Standard">{</text:p>
      <text:p text:style-name="Standard"><text:tab/>int arr[] = { 4,4,6,78,89,9,2}, i;</text:p>
      <text:p text:style-name="Standard"><text:tab/>int n = sizeof(arr) / sizeof(arr[0]);</text:p>
      <text:p text:style-name="Standard"><text:tab/>cout &lt;&lt; "Given array is \n";</text:p>
      <text:p text:style-name="Standard"><text:tab/>for (i = 0; i &lt; n; i++)</text:p>
      <text:p text:style-name="Standard"><text:tab/><text:tab/>cout &lt;&lt; arr[i] &lt;&lt; " ";</text:p>
      <text:p text:style-name="Standard"><text:tab/>rotate(arr, n);</text:p>
      <text:p text:style-name="Standard"><text:tab/>cout &lt;&lt; "\nRotated array is\n";</text:p>
      <text:p text:style-name="Standard"><text:tab/>for (i = 0; i &lt; n; i++)</text:p>
      <text:p text:style-name="Standard"><text:tab/><text:tab/>cout &lt;&lt; arr[i] &lt;&lt; " ";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1:49:51.529789376</meta:creation-date>
    <dc:date>2024-05-17T11:51:20.970997171</dc:date>
    <meta:editing-duration>PT1M30S</meta:editing-duration>
    <meta:editing-cycles>1</meta:editing-cycles>
    <meta:document-statistic meta:table-count="0" meta:image-count="0" meta:object-count="0" meta:page-count="1" meta:paragraph-count="24" meta:word-count="94" meta:character-count="433" meta:non-whitespace-character-count="344"/>
    <meta:generator>LibreOffice/7.3.7.2$Linux_X86_64 LibreOffice_project/30$Build-2</meta:generator>
  </office:meta>
</office:document-meta>
</file>